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204.3mm" svg:y="4.25mm">
            <draw:object draw:notify-on-update-of-ranges="Hoja1.A25:Hoja1.A25 Hoja1.A26:Hoja1.A29 Hoja1.B25:Hoja1.B25 Hoja1.B26:Hoja1.B29 Hoja1.A25:Hoja1.A25 Hoja1.A26:Hoja1.A29 Hoja1.C25:Hoja1.C25 Hoja1.C26:Hoja1.C29 Hoja1.A25:Hoja1.A25 Hoja1.A26:Hoja1.A29 Hoja1.D25:Hoja1.D25 Hoja1.D26:Hoja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02.37mm" svg:y="113.15mm">
            <draw:object draw:notify-on-update-of-ranges="Hoja1.A33:Hoja1.A33 Hoja1.A34:Hoja1.A37 Hoja1.B33:Hoja1.B33 Hoja1.B34:Hoja1.B37 Hoja1.A33:Hoja1.A33 Hoja1.A34:Hoja1.A37 Hoja1.C33:Hoja1.C33 Hoja1.C34:Hoja1.C37 Hoja1.A33:Hoja1.A33 Hoja1.A34:Hoja1.A37 Hoja1.D33:Hoja1.D33 Hoja1.D34:Hoja1.D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cuenci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m/nodo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0.000453" calcext:value-type="float">
            <text:p>0,000453</text:p>
          </table:table-cell>
          <table:table-cell table:style-name="ce2" table:formula="of:=[.C3]/[.B3]" office:value-type="float" office:value="0.00000218840579710145" calcext:value-type="float">
            <text:p>2,18840579710145E-0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55" calcext:value-type="float">
            <text:p>3755</text:p>
          </table:table-cell>
          <table:table-cell table:style-name="ce2" office:value-type="float" office:value="0.021243" calcext:value-type="float">
            <text:p>0,021243</text:p>
          </table:table-cell>
          <table:table-cell table:style-name="ce2" table:formula="of:=[.C4]/[.B4]" office:value-type="float" office:value="0.00000565725699067909" calcext:value-type="float">
            <text:p>5,65725699067909E-0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957" calcext:value-type="float">
            <text:p>6957</text:p>
          </table:table-cell>
          <table:table-cell table:style-name="ce2" office:value-type="float" office:value="0.091542" calcext:value-type="float">
            <text:p>0,091542</text:p>
          </table:table-cell>
          <table:table-cell table:style-name="ce2" table:formula="of:=[.C5]/[.B5]" office:value-type="float" office:value="0.0000131582578697715" calcext:value-type="float">
            <text:p>1,31582578697715E-05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71107" calcext:value-type="float">
            <text:p>71107</text:p>
          </table:table-cell>
          <table:table-cell table:style-name="ce2" office:value-type="float" office:value="1.102941" calcext:value-type="float">
            <text:p>1,102941</text:p>
          </table:table-cell>
          <table:table-cell table:style-name="ce2" table:formula="of:=[.C6]/[.B6]" office:value-type="float" office:value="0.0000155110045424501" calcext:value-type="float">
            <text:p>1,55110045424501E-0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 núcle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 P0</text:p>
          </table:table-cell>
          <table:table-cell table:style-name="ce2" office:value-type="string" calcext:value-type="string">
            <text:p>Iter P1</text:p>
          </table:table-cell>
          <table:table-cell table:style-name="ce2" office:value-type="string" calcext:value-type="string">
            <text:p>Tiempo P0</text:p>
          </table:table-cell>
          <table:table-cell table:style-name="ce2" office:value-type="string" calcext:value-type="string">
            <text:p>Tiempo P1</text:p>
          </table:table-cell>
          <table:table-cell table:style-name="ce2" office:value-type="string" calcext:value-type="string">
            <text:p>Tm/nodo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.000417" calcext:value-type="float">
            <text:p>0,000417</text:p>
          </table:table-cell>
          <table:table-cell table:style-name="ce2" office:value-type="float" office:value="0.000394" calcext:value-type="float">
            <text:p>0,000394</text:p>
          </table:table-cell>
          <table:table-cell table:style-name="ce2" table:formula="of:=([.D11]/[.B11]+[.E11]/[.C11])/2" office:value-type="float" office:value="0.00000339134476347862" calcext:value-type="float">
            <text:p>3,39134476347862E-06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2593" calcext:value-type="float">
            <text:p>2593</text:p>
          </table:table-cell>
          <table:table-cell table:style-name="ce2" office:value-type="float" office:value="0.016124" calcext:value-type="float">
            <text:p>0,016124</text:p>
          </table:table-cell>
          <table:table-cell table:style-name="ce2" office:value-type="float" office:value="0.016091" calcext:value-type="float">
            <text:p>0,016091</text:p>
          </table:table-cell>
          <table:table-cell table:style-name="ce2" table:formula="of:=([.D12]/[.B12]+[.E12]/[.C12])/2" office:value-type="float" office:value="0.0000061577217614626" calcext:value-type="float">
            <text:p>6,1577217614626E-06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716" calcext:value-type="float">
            <text:p>5716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0.070779" calcext:value-type="float">
            <text:p>0,070779</text:p>
          </table:table-cell>
          <table:table-cell table:style-name="ce2" office:value-type="float" office:value="0.070728" calcext:value-type="float">
            <text:p>0,070728</text:p>
          </table:table-cell>
          <table:table-cell table:style-name="ce2" table:formula="of:=([.D13]/[.B13]+[.E13]/[.C13])/2" office:value-type="float" office:value="0.0000125289395170696" calcext:value-type="float">
            <text:p>1,25289395170696E-05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299" calcext:value-type="float">
            <text:p>38299</text:p>
          </table:table-cell>
          <table:table-cell table:style-name="ce2" office:value-type="float" office:value="37936" calcext:value-type="float">
            <text:p>37936</text:p>
          </table:table-cell>
          <table:table-cell table:style-name="ce2" office:value-type="float" office:value="0.583677" calcext:value-type="float">
            <text:p>0,583677</text:p>
          </table:table-cell>
          <table:table-cell table:style-name="ce2" office:value-type="float" office:value="0.583608" calcext:value-type="float">
            <text:p>0,583608</text:p>
          </table:table-cell>
          <table:table-cell table:style-name="ce2" table:formula="of:=([.D14]/[.B14]+[.E14]/[.C14])/2" office:value-type="float" office:value="0.0000153120107249745" calcext:value-type="float">
            <text:p>1,53120107249745E-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 núcle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 P0</text:p>
          </table:table-cell>
          <table:table-cell table:style-name="ce2" office:value-type="string" calcext:value-type="string">
            <text:p>Iter P1</text:p>
          </table:table-cell>
          <table:table-cell table:style-name="ce2" office:value-type="string" calcext:value-type="string">
            <text:p>Iter P2</text:p>
          </table:table-cell>
          <table:table-cell table:style-name="ce2" office:value-type="string" calcext:value-type="string">
            <text:p>Tiempo P0</text:p>
          </table:table-cell>
          <table:table-cell table:style-name="ce2" office:value-type="string" calcext:value-type="string">
            <text:p>Tiempo P1</text:p>
          </table:table-cell>
          <table:table-cell table:style-name="ce2" office:value-type="string" calcext:value-type="string">
            <text:p>Tiempo P2</text:p>
          </table:table-cell>
          <table:table-cell table:style-name="ce2" office:value-type="string" calcext:value-type="string">
            <text:p>Tm/nodo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00037" calcext:value-type="float">
            <text:p>0,00037</text:p>
          </table:table-cell>
          <table:table-cell table:style-name="ce2" office:value-type="float" office:value="0.000321" calcext:value-type="float">
            <text:p>0,000321</text:p>
          </table:table-cell>
          <table:table-cell table:style-name="ce2" office:value-type="float" office:value="0.000325" calcext:value-type="float">
            <text:p>0,000325</text:p>
          </table:table-cell>
          <table:table-cell table:style-name="ce2" table:formula="of:=([.E18]/[.B18]+[.F18]/[.C18]+[.G18]/[.D18])/3" office:value-type="float" office:value="0.00000343797306330069" calcext:value-type="float">
            <text:p>3,43797306330069E-06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0.013252" calcext:value-type="float">
            <text:p>0,013252</text:p>
          </table:table-cell>
          <table:table-cell table:style-name="ce2" office:value-type="float" office:value="0.013211" calcext:value-type="float">
            <text:p>0,013211</text:p>
          </table:table-cell>
          <table:table-cell table:style-name="ce2" office:value-type="float" office:value="0.013212" calcext:value-type="float">
            <text:p>0,013212</text:p>
          </table:table-cell>
          <table:table-cell table:style-name="ce2" table:formula="of:=([.E19]/[.B19]+[.F19]/[.C19]+[.G19]/[.D19])/3" office:value-type="float" office:value="0.00000668858207044946" calcext:value-type="float">
            <text:p>6,68858207044946E-06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358" calcext:value-type="float">
            <text:p>5358</text:p>
          </table:table-cell>
          <table:table-cell table:style-name="ce2" office:value-type="float" office:value="5161" calcext:value-type="float">
            <text:p>5161</text:p>
          </table:table-cell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0.06483" calcext:value-type="float">
            <text:p>0,06483</text:p>
          </table:table-cell>
          <table:table-cell table:style-name="ce2" office:value-type="float" office:value="0.064768" calcext:value-type="float">
            <text:p>0,064768</text:p>
          </table:table-cell>
          <table:table-cell table:style-name="ce2" office:value-type="float" office:value="0.064773" calcext:value-type="float">
            <text:p>0,064773</text:p>
          </table:table-cell>
          <table:table-cell table:style-name="ce2" table:formula="of:=([.E20]/[.B20]+[.F20]/[.C20]+[.G20]/[.D20])/3" office:value-type="float" office:value="0.0000124808576947128" calcext:value-type="float">
            <text:p>1,24808576947128E-05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784" calcext:value-type="float">
            <text:p>31784</text:p>
          </table:table-cell>
          <table:table-cell table:style-name="ce2" office:value-type="float" office:value="32449" calcext:value-type="float">
            <text:p>32449</text:p>
          </table:table-cell>
          <table:table-cell table:style-name="ce2" office:value-type="float" office:value="32536" calcext:value-type="float">
            <text:p>32536</text:p>
          </table:table-cell>
          <table:table-cell table:style-name="ce2" office:value-type="float" office:value="0.493635" calcext:value-type="float">
            <text:p>0,493635</text:p>
          </table:table-cell>
          <table:table-cell table:style-name="ce2" office:value-type="float" office:value="0.493546" calcext:value-type="float">
            <text:p>0,493546</text:p>
          </table:table-cell>
          <table:table-cell table:style-name="ce2" office:value-type="float" office:value="0.493554" calcext:value-type="float">
            <text:p>0,493554</text:p>
          </table:table-cell>
          <table:table-cell table:style-name="ce2" table:formula="of:=([.E21]/[.B21]+[.F21]/[.C21]+[.G21]/[.D21])/3" office:value-type="float" office:value="0.0000153034333114819" calcext:value-type="float">
            <text:p>1,53034333114819E-0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Tm/nodo seq</text:p>
          </table:table-cell>
          <table:table-cell table:style-name="ce2" office:value-type="string" calcext:value-type="string">
            <text:p>Tm/nodo n=2</text:p>
          </table:table-cell>
          <table:table-cell table:style-name="ce2" office:value-type="string" calcext:value-type="string">
            <text:p>Tm/nodo n=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000218840579710145" calcext:value-type="float">
            <text:p>2,18840579710145E-06</text:p>
          </table:table-cell>
          <table:table-cell table:style-name="ce2" office:value-type="float" office:value="0.00000339134476347862" calcext:value-type="float">
            <text:p>3,39134476347862E-06</text:p>
          </table:table-cell>
          <table:table-cell table:style-name="ce2" office:value-type="float" office:value="0.00000343797306330069" calcext:value-type="float">
            <text:p>3,43797306330069E-0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0000565725699067909" calcext:value-type="float">
            <text:p>5,65725699067909E-06</text:p>
          </table:table-cell>
          <table:table-cell table:style-name="ce2" office:value-type="float" office:value="0.0000061577217614626" calcext:value-type="float">
            <text:p>6,1577217614626E-06</text:p>
          </table:table-cell>
          <table:table-cell table:style-name="ce2" office:value-type="float" office:value="0.00000668858207044946" calcext:value-type="float">
            <text:p>6,68858207044946E-0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00131582578697715" calcext:value-type="float">
            <text:p>1,31582578697715E-05</text:p>
          </table:table-cell>
          <table:table-cell table:style-name="ce2" office:value-type="float" office:value="0.0000125289395170696" calcext:value-type="float">
            <text:p>1,25289395170696E-05</text:p>
          </table:table-cell>
          <table:table-cell table:style-name="ce2" office:value-type="float" office:value="0.0000124808576947128" calcext:value-type="float">
            <text:p>1,24808576947128E-05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0000155110045424501" calcext:value-type="float">
            <text:p>1,55110045424501E-05</text:p>
          </table:table-cell>
          <table:table-cell table:style-name="ce2" office:value-type="float" office:value="0.0000153120107249745" calcext:value-type="float">
            <text:p>1,53120107249745E-05</text:p>
          </table:table-cell>
          <table:table-cell table:style-name="ce2" office:value-type="float" office:value="0.0000153034333114819" calcext:value-type="float">
            <text:p>1,53034333114819E-0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Tiempo seq</text:p>
          </table:table-cell>
          <table:table-cell table:style-name="ce2" office:value-type="string" calcext:value-type="string">
            <text:p>Tiempo n=2</text:p>
          </table:table-cell>
          <table:table-cell table:style-name="ce2" office:value-type="string" calcext:value-type="string">
            <text:p>Tiempo n=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0453" calcext:value-type="float">
            <text:p>0,000453</text:p>
          </table:table-cell>
          <table:table-cell table:style-name="ce2" office:value-type="float" office:value="0.000417" calcext:value-type="float">
            <text:p>0,000417</text:p>
          </table:table-cell>
          <table:table-cell table:style-name="ce2" office:value-type="float" office:value="0.00037" calcext:value-type="float">
            <text:p>0,00037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21243" calcext:value-type="float">
            <text:p>0,021243</text:p>
          </table:table-cell>
          <table:table-cell table:style-name="ce2" office:value-type="float" office:value="0.016124" calcext:value-type="float">
            <text:p>0,016124</text:p>
          </table:table-cell>
          <table:table-cell table:style-name="ce2" office:value-type="float" office:value="0.013252" calcext:value-type="float">
            <text:p>0,01325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91542" calcext:value-type="float">
            <text:p>0,091542</text:p>
          </table:table-cell>
          <table:table-cell table:style-name="ce2" office:value-type="float" office:value="0.070779" calcext:value-type="float">
            <text:p>0,070779</text:p>
          </table:table-cell>
          <table:table-cell table:style-name="ce2" office:value-type="float" office:value="0.06483" calcext:value-type="float">
            <text:p>0,06483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102941" calcext:value-type="float">
            <text:p>1,102941</text:p>
          </table:table-cell>
          <table:table-cell table:style-name="ce2" office:value-type="float" office:value="0.583677" calcext:value-type="float">
            <text:p>0,583677</text:p>
          </table:table-cell>
          <table:table-cell table:style-name="ce2" office:value-type="float" office:value="0.493635" calcext:value-type="float">
            <text:p>0,493635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cuenci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m/nodo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0.000453" calcext:value-type="float">
            <text:p>0,000453</text:p>
          </table:table-cell>
          <table:table-cell table:style-name="ce2" table:formula="of:=[.C3]/[.B3]" office:value-type="float" office:value="0.00000218840579710145" calcext:value-type="float">
            <text:p>2,18840579710145E-0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55" calcext:value-type="float">
            <text:p>3755</text:p>
          </table:table-cell>
          <table:table-cell table:style-name="ce2" office:value-type="float" office:value="0.021243" calcext:value-type="float">
            <text:p>0,021243</text:p>
          </table:table-cell>
          <table:table-cell table:style-name="ce2" table:formula="of:=[.C4]/[.B4]" office:value-type="float" office:value="0.00000565725699067909" calcext:value-type="float">
            <text:p>5,65725699067909E-0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957" calcext:value-type="float">
            <text:p>6957</text:p>
          </table:table-cell>
          <table:table-cell table:style-name="ce2" office:value-type="float" office:value="0.091542" calcext:value-type="float">
            <text:p>0,091542</text:p>
          </table:table-cell>
          <table:table-cell table:style-name="ce2" table:formula="of:=[.C5]/[.B5]" office:value-type="float" office:value="0.0000131582578697715" calcext:value-type="float">
            <text:p>1,31582578697715E-05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71107" calcext:value-type="float">
            <text:p>71107</text:p>
          </table:table-cell>
          <table:table-cell table:style-name="ce2" office:value-type="float" office:value="1.102941" calcext:value-type="float">
            <text:p>1,102941</text:p>
          </table:table-cell>
          <table:table-cell table:style-name="ce2" table:formula="of:=[.C6]/[.B6]" office:value-type="float" office:value="0.0000155110045424501" calcext:value-type="float">
            <text:p>1,55110045424501E-0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 núcle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 P0</text:p>
          </table:table-cell>
          <table:table-cell table:style-name="ce2" office:value-type="string" calcext:value-type="string">
            <text:p>Iter P1</text:p>
          </table:table-cell>
          <table:table-cell table:style-name="ce2" office:value-type="string" calcext:value-type="string">
            <text:p>Tiempo P0</text:p>
          </table:table-cell>
          <table:table-cell table:style-name="ce2" office:value-type="string" calcext:value-type="string">
            <text:p>Tiempo P1</text:p>
          </table:table-cell>
          <table:table-cell table:style-name="ce2" office:value-type="string" calcext:value-type="string">
            <text:p>Tm/nodo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.000417" calcext:value-type="float">
            <text:p>0,000417</text:p>
          </table:table-cell>
          <table:table-cell table:style-name="ce2" office:value-type="float" office:value="0.000394" calcext:value-type="float">
            <text:p>0,000394</text:p>
          </table:table-cell>
          <table:table-cell table:style-name="ce2" table:formula="of:=([.D11]/[.B11]+[.E11]/[.C11])/2" office:value-type="float" office:value="0.00000339134476347862" calcext:value-type="float">
            <text:p>3,39134476347862E-06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39" calcext:value-type="float">
            <text:p>2639</text:p>
          </table:table-cell>
          <table:table-cell table:style-name="ce2" office:value-type="float" office:value="2593" calcext:value-type="float">
            <text:p>2593</text:p>
          </table:table-cell>
          <table:table-cell table:style-name="ce2" office:value-type="float" office:value="0.016124" calcext:value-type="float">
            <text:p>0,016124</text:p>
          </table:table-cell>
          <table:table-cell table:style-name="ce2" office:value-type="float" office:value="0.016091" calcext:value-type="float">
            <text:p>0,016091</text:p>
          </table:table-cell>
          <table:table-cell table:style-name="ce2" table:formula="of:=([.D12]/[.B12]+[.E12]/[.C12])/2" office:value-type="float" office:value="0.0000061577217614626" calcext:value-type="float">
            <text:p>6,1577217614626E-06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716" calcext:value-type="float">
            <text:p>5716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0.070779" calcext:value-type="float">
            <text:p>0,070779</text:p>
          </table:table-cell>
          <table:table-cell table:style-name="ce2" office:value-type="float" office:value="0.070728" calcext:value-type="float">
            <text:p>0,070728</text:p>
          </table:table-cell>
          <table:table-cell table:style-name="ce2" table:formula="of:=([.D13]/[.B13]+[.E13]/[.C13])/2" office:value-type="float" office:value="0.0000125289395170696" calcext:value-type="float">
            <text:p>1,25289395170696E-05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299" calcext:value-type="float">
            <text:p>38299</text:p>
          </table:table-cell>
          <table:table-cell table:style-name="ce2" office:value-type="float" office:value="37936" calcext:value-type="float">
            <text:p>37936</text:p>
          </table:table-cell>
          <table:table-cell table:style-name="ce2" office:value-type="float" office:value="0.583677" calcext:value-type="float">
            <text:p>0,583677</text:p>
          </table:table-cell>
          <table:table-cell table:style-name="ce2" office:value-type="float" office:value="0.583608" calcext:value-type="float">
            <text:p>0,583608</text:p>
          </table:table-cell>
          <table:table-cell table:style-name="ce2" table:formula="of:=([.D14]/[.B14]+[.E14]/[.C14])/2" office:value-type="float" office:value="0.0000153120107249745" calcext:value-type="float">
            <text:p>1,53120107249745E-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 núcle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m</text:p>
          </table:table-cell>
          <table:table-cell table:style-name="ce2" office:value-type="string" calcext:value-type="string">
            <text:p>Iter P0</text:p>
          </table:table-cell>
          <table:table-cell table:style-name="ce2" office:value-type="string" calcext:value-type="string">
            <text:p>Iter P1</text:p>
          </table:table-cell>
          <table:table-cell table:style-name="ce2" office:value-type="string" calcext:value-type="string">
            <text:p>Iter P2</text:p>
          </table:table-cell>
          <table:table-cell table:style-name="ce2" office:value-type="string" calcext:value-type="string">
            <text:p>Tiempo P0</text:p>
          </table:table-cell>
          <table:table-cell table:style-name="ce2" office:value-type="string" calcext:value-type="string">
            <text:p>Tiempo P1</text:p>
          </table:table-cell>
          <table:table-cell table:style-name="ce2" office:value-type="string" calcext:value-type="string">
            <text:p>Tiempo P2</text:p>
          </table:table-cell>
          <table:table-cell table:style-name="ce2" office:value-type="string" calcext:value-type="string">
            <text:p>Tm/nodo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00037" calcext:value-type="float">
            <text:p>0,00037</text:p>
          </table:table-cell>
          <table:table-cell table:style-name="ce2" office:value-type="float" office:value="0.000321" calcext:value-type="float">
            <text:p>0,000321</text:p>
          </table:table-cell>
          <table:table-cell table:style-name="ce2" office:value-type="float" office:value="0.000325" calcext:value-type="float">
            <text:p>0,000325</text:p>
          </table:table-cell>
          <table:table-cell table:style-name="ce2" table:formula="of:=([.E18]/[.B18]+[.F18]/[.C18]+[.G18]/[.D18])/3" office:value-type="float" office:value="0.00000343797306330069" calcext:value-type="float">
            <text:p>3,43797306330069E-06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53" calcext:value-type="float">
            <text:p>205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0.013252" calcext:value-type="float">
            <text:p>0,013252</text:p>
          </table:table-cell>
          <table:table-cell table:style-name="ce2" office:value-type="float" office:value="0.013211" calcext:value-type="float">
            <text:p>0,013211</text:p>
          </table:table-cell>
          <table:table-cell table:style-name="ce2" office:value-type="float" office:value="0.013212" calcext:value-type="float">
            <text:p>0,013212</text:p>
          </table:table-cell>
          <table:table-cell table:style-name="ce2" table:formula="of:=([.E19]/[.B19]+[.F19]/[.C19]+[.G19]/[.D19])/3" office:value-type="float" office:value="0.00000668858207044946" calcext:value-type="float">
            <text:p>6,68858207044946E-06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358" calcext:value-type="float">
            <text:p>5358</text:p>
          </table:table-cell>
          <table:table-cell table:style-name="ce2" office:value-type="float" office:value="5161" calcext:value-type="float">
            <text:p>5161</text:p>
          </table:table-cell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0.06483" calcext:value-type="float">
            <text:p>0,06483</text:p>
          </table:table-cell>
          <table:table-cell table:style-name="ce2" office:value-type="float" office:value="0.064768" calcext:value-type="float">
            <text:p>0,064768</text:p>
          </table:table-cell>
          <table:table-cell table:style-name="ce2" office:value-type="float" office:value="0.064773" calcext:value-type="float">
            <text:p>0,064773</text:p>
          </table:table-cell>
          <table:table-cell table:style-name="ce2" table:formula="of:=([.E20]/[.B20]+[.F20]/[.C20]+[.G20]/[.D20])/3" office:value-type="float" office:value="0.0000124808576947128" calcext:value-type="float">
            <text:p>1,24808576947128E-05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784" calcext:value-type="float">
            <text:p>31784</text:p>
          </table:table-cell>
          <table:table-cell table:style-name="ce2" office:value-type="float" office:value="32449" calcext:value-type="float">
            <text:p>32449</text:p>
          </table:table-cell>
          <table:table-cell table:style-name="ce2" office:value-type="float" office:value="32536" calcext:value-type="float">
            <text:p>32536</text:p>
          </table:table-cell>
          <table:table-cell table:style-name="ce2" office:value-type="float" office:value="0.493635" calcext:value-type="float">
            <text:p>0,493635</text:p>
          </table:table-cell>
          <table:table-cell table:style-name="ce2" office:value-type="float" office:value="0.493546" calcext:value-type="float">
            <text:p>0,493546</text:p>
          </table:table-cell>
          <table:table-cell table:style-name="ce2" office:value-type="float" office:value="0.493554" calcext:value-type="float">
            <text:p>0,493554</text:p>
          </table:table-cell>
          <table:table-cell table:style-name="ce2" table:formula="of:=([.E21]/[.B21]+[.F21]/[.C21]+[.G21]/[.D21])/3" office:value-type="float" office:value="0.0000153034333114819" calcext:value-type="float">
            <text:p>1,53034333114819E-0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1:31:58.875696040</meta:creation-date>
    <dc:date>2019-06-05T02:17:40.923267502</dc:date>
    <meta:editing-duration>PT4M</meta:editing-duration>
    <meta:editing-cycles>1</meta:editing-cycles>
    <meta:document-statistic meta:table-count="2" meta:cell-count="226" meta:object-count="2"/>
    <meta:generator>LibreOffice/6.1.6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17cm" svg:y="3.705cm" style:legend-expansion="high" chart:style-name="ch2"/>
        <chart:plot-area chart:style-name="ch3" table:cell-range-address="Hoja1.A25:Hoja1.D29" chart:data-source-has-labels="row" svg:x="0.319cm" svg:y="0.18cm" svg:width="11.979cm" svg:height="8.645cm">
          <chartooo:coordinate-region svg:x="1.47cm" svg:y="0.38cm" svg:width="10.3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6:Hoja1.B29" chart:label-cell-address="Hoja1.B25:Hoja1.B25" chart:class="chart:scatter">
            <chart:domain table:cell-range-address="Hoja1.A26:Hoja1.A29"/>
            <chart:data-point chart:repeated="4"/>
          </chart:series>
          <chart:series chart:style-name="ch7" chart:values-cell-range-address="Hoja1.C26:Hoja1.C29" chart:label-cell-address="Hoja1.C25:Hoja1.C25" chart:class="chart:scatter">
            <chart:data-point chart:repeated="4"/>
          </chart:series>
          <chart:series chart:style-name="ch8" chart:values-cell-range-address="Hoja1.D26:Hoja1.D29" chart:label-cell-address="Hoja1.D25:Hoja1.D25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m/nodo seq</text:p>
                <draw:g>
                  <svg:desc>Hoja1.B25:Hoja1.B25</svg:desc>
                </draw:g>
              </table:table-cell>
              <table:table-cell office:value-type="string">
                <text:p>Tm/nodo n=2</text:p>
                <draw:g>
                  <svg:desc>Hoja1.C25:Hoja1.C25</svg:desc>
                </draw:g>
              </table:table-cell>
              <table:table-cell office:value-type="string">
                <text:p>Tm/nodo n=3</text:p>
                <draw:g>
                  <svg:desc>Hoja1.D25:Hoja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6:Hoja1.A29</svg:desc>
                </draw:g>
              </table:table-cell>
              <table:table-cell office:value-type="float" office:value="0.00000218840579710145">
                <text:p>0.00000218840579710145</text:p>
                <draw:g>
                  <svg:desc>Hoja1.B26:Hoja1.B29</svg:desc>
                </draw:g>
              </table:table-cell>
              <table:table-cell office:value-type="float" office:value="0.00000339134476347862">
                <text:p>0.00000339134476347862</text:p>
                <draw:g>
                  <svg:desc>Hoja1.C26:Hoja1.C29</svg:desc>
                </draw:g>
              </table:table-cell>
              <table:table-cell office:value-type="float" office:value="0.00000343797306330069">
                <text:p>0.00000343797306330069</text:p>
                <draw:g>
                  <svg:desc>Hoja1.D26:Hoja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565725699067909">
                <text:p>0.00000565725699067909</text:p>
              </table:table-cell>
              <table:table-cell office:value-type="float" office:value="0.0000061577217614626">
                <text:p>0.0000061577217614626</text:p>
              </table:table-cell>
              <table:table-cell office:value-type="float" office:value="0.00000668858207044946">
                <text:p>0.0000066885820704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131582578697715">
                <text:p>0.0000131582578697715</text:p>
              </table:table-cell>
              <table:table-cell office:value-type="float" office:value="0.0000125289395170696">
                <text:p>0.0000125289395170696</text:p>
              </table:table-cell>
              <table:table-cell office:value-type="float" office:value="0.0000124808576947128">
                <text:p>0.000012480857694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000155110045424501">
                <text:p>0.0000155110045424501</text:p>
              </table:table-cell>
              <table:table-cell office:value-type="float" office:value="0.0000153120107249745">
                <text:p>0.0000153120107249745</text:p>
              </table:table-cell>
              <table:table-cell office:value-type="float" office:value="0.0000153034333114819">
                <text:p>0.000015303433311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28cm" svg:y="3.706cm" style:legend-expansion="high" chart:style-name="ch2"/>
        <chart:plot-area chart:style-name="ch3" table:cell-range-address="Hoja1.A33:Hoja1.D37" chart:data-source-has-labels="row" svg:x="0.319cm" svg:y="0.18cm" svg:width="12.19cm" svg:height="8.646cm">
          <chartooo:coordinate-region svg:x="1.046cm" svg:y="0.38cm" svg:width="11.27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4:Hoja1.B37" chart:label-cell-address="Hoja1.B33:Hoja1.B33" chart:class="chart:scatter">
            <chart:domain table:cell-range-address="Hoja1.A34:Hoja1.A37"/>
            <chart:data-point chart:repeated="4"/>
          </chart:series>
          <chart:series chart:style-name="ch7" chart:values-cell-range-address="Hoja1.C34:Hoja1.C37" chart:label-cell-address="Hoja1.C33:Hoja1.C33" chart:class="chart:scatter">
            <chart:data-point chart:repeated="4"/>
          </chart:series>
          <chart:series chart:style-name="ch8" chart:values-cell-range-address="Hoja1.D34:Hoja1.D37" chart:label-cell-address="Hoja1.D33:Hoja1.D3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seq</text:p>
                <draw:g>
                  <svg:desc>Hoja1.B33:Hoja1.B33</svg:desc>
                </draw:g>
              </table:table-cell>
              <table:table-cell office:value-type="string">
                <text:p>Tiempo n=2</text:p>
                <draw:g>
                  <svg:desc>Hoja1.C33:Hoja1.C33</svg:desc>
                </draw:g>
              </table:table-cell>
              <table:table-cell office:value-type="string">
                <text:p>Tiempo n=3</text:p>
                <draw:g>
                  <svg:desc>Hoja1.D33:Hoja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4:Hoja1.A37</svg:desc>
                </draw:g>
              </table:table-cell>
              <table:table-cell office:value-type="float" office:value="0.000453">
                <text:p>0.000453</text:p>
                <draw:g>
                  <svg:desc>Hoja1.B34:Hoja1.B37</svg:desc>
                </draw:g>
              </table:table-cell>
              <table:table-cell office:value-type="float" office:value="0.000417">
                <text:p>0.000417</text:p>
                <draw:g>
                  <svg:desc>Hoja1.C34:Hoja1.C37</svg:desc>
                </draw:g>
              </table:table-cell>
              <table:table-cell office:value-type="float" office:value="0.00037">
                <text:p>0.00037</text:p>
                <draw:g>
                  <svg:desc>Hoja1.D34:Hoja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1243">
                <text:p>0.021243</text:p>
              </table:table-cell>
              <table:table-cell office:value-type="float" office:value="0.016124">
                <text:p>0.016124</text:p>
              </table:table-cell>
              <table:table-cell office:value-type="float" office:value="0.013252">
                <text:p>0.013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91542">
                <text:p>0.091542</text:p>
              </table:table-cell>
              <table:table-cell office:value-type="float" office:value="0.070779">
                <text:p>0.070779</text:p>
              </table:table-cell>
              <table:table-cell office:value-type="float" office:value="0.06483">
                <text:p>0.06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.102941">
                <text:p>1.102941</text:p>
              </table:table-cell>
              <table:table-cell office:value-type="float" office:value="0.583677">
                <text:p>0.583677</text:p>
              </table:table-cell>
              <table:table-cell office:value-type="float" office:value="0.493635">
                <text:p>0.493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